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odel_type</text:p>
          </table:table-cell>
          <table:table-cell office:value-type="string" calcext:value-type="string">
            <text:p>selected_debate_id</text:p>
          </table:table-cell>
          <table:table-cell office:value-type="string" calcext:value-type="string">
            <text:p>convergence_rate</text:p>
          </table:table-cell>
          <table:table-cell office:value-type="string" calcext:value-type="string">
            <text:p>confidence_threshold</text:p>
          </table:table-cell>
          <table:table-cell office:value-type="string" calcext:value-type="string">
            <text:p>repulsion_threshold</text:p>
          </table:table-cell>
          <table:table-cell office:value-type="string" calcext:value-type="string">
            <text:p>repulsion_strength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convergence_cycl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opinion_variance</text:p>
          </table:table-cell>
          <table:table-cell office:value-type="string" calcext:value-type="string">
            <text:p>polarization_index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.62608943351938E+018" calcext:value-type="float">
            <text:p>4.62608943351938E+018</text:p>
          </table:table-cell>
          <table:table-cell office:value-type="float" office:value="35" calcext:value-type="float">
            <text:p>35</text:p>
          </table:table-cell>
          <table:table-cell office:value-type="float" office:value="0.171544271028824" calcext:value-type="float">
            <text:p>0.171544271028824</text:p>
          </table:table-cell>
          <table:table-cell office:value-type="float" office:value="0.00005847359116489" calcext:value-type="float">
            <text:p>5.847359116489E-05</text:p>
          </table:table-cell>
          <table:table-cell office:value-type="float" office:value="0.00004539194822078" calcext:value-type="float">
            <text:p>4.539194822078E-05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7.02329945254507E+018" calcext:value-type="float">
            <text:p>7.02329945254507E+018</text:p>
          </table:table-cell>
          <table:table-cell office:value-type="float" office:value="35" calcext:value-type="float">
            <text:p>35</text:p>
          </table:table-cell>
          <table:table-cell office:value-type="float" office:value="0.171544271028824" calcext:value-type="float">
            <text:p>0.171544271028824</text:p>
          </table:table-cell>
          <table:table-cell office:value-type="float" office:value="0.00005847359116489" calcext:value-type="float">
            <text:p>5.847359116489E-05</text:p>
          </table:table-cell>
          <table:table-cell office:value-type="float" office:value="0.00004539194822078" calcext:value-type="float">
            <text:p>4.539194822078E-05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4.62608943351938E+018" calcext:value-type="float">
            <text:p>4.62608943351938E+018</text:p>
          </table:table-cell>
          <table:table-cell office:value-type="float" office:value="35" calcext:value-type="float">
            <text:p>35</text:p>
          </table:table-cell>
          <table:table-cell office:value-type="float" office:value="0.171544271028824" calcext:value-type="float">
            <text:p>0.171544271028824</text:p>
          </table:table-cell>
          <table:table-cell office:value-type="float" office:value="0.00005847359116489" calcext:value-type="float">
            <text:p>5.847359116489E-05</text:p>
          </table:table-cell>
          <table:table-cell office:value-type="float" office:value="0.00004539194822078" calcext:value-type="float">
            <text:p>4.539194822078E-05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7.02329945254507E+018" calcext:value-type="float">
            <text:p>7.02329945254507E+018</text:p>
          </table:table-cell>
          <table:table-cell office:value-type="float" office:value="35" calcext:value-type="float">
            <text:p>35</text:p>
          </table:table-cell>
          <table:table-cell office:value-type="float" office:value="0.171544271028824" calcext:value-type="float">
            <text:p>0.171544271028824</text:p>
          </table:table-cell>
          <table:table-cell office:value-type="float" office:value="0.00005847359116489" calcext:value-type="float">
            <text:p>5.847359116489E-05</text:p>
          </table:table-cell>
          <table:table-cell office:value-type="float" office:value="0.00004539194822078" calcext:value-type="float">
            <text:p>4.539194822078E-05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.62608943351938E+018" calcext:value-type="float">
            <text:p>4.62608943351938E+018</text:p>
          </table:table-cell>
          <table:table-cell office:value-type="float" office:value="35" calcext:value-type="float">
            <text:p>35</text:p>
          </table:table-cell>
          <table:table-cell office:value-type="float" office:value="0.171544271028824" calcext:value-type="float">
            <text:p>0.171544271028824</text:p>
          </table:table-cell>
          <table:table-cell office:value-type="float" office:value="0.00005847359116489" calcext:value-type="float">
            <text:p>5.847359116489E-05</text:p>
          </table:table-cell>
          <table:table-cell office:value-type="float" office:value="0.00004539194822078" calcext:value-type="float">
            <text:p>4.539194822078E-05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7.02329945254507E+018" calcext:value-type="float">
            <text:p>7.02329945254507E+018</text:p>
          </table:table-cell>
          <table:table-cell office:value-type="float" office:value="35" calcext:value-type="float">
            <text:p>35</text:p>
          </table:table-cell>
          <table:table-cell office:value-type="float" office:value="0.171544271028824" calcext:value-type="float">
            <text:p>0.171544271028824</text:p>
          </table:table-cell>
          <table:table-cell office:value-type="float" office:value="0.00005847359116489" calcext:value-type="float">
            <text:p>5.847359116489E-05</text:p>
          </table:table-cell>
          <table:table-cell office:value-type="float" office:value="0.00004539194822078" calcext:value-type="float">
            <text:p>4.539194822078E-05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62608943351938E+018" calcext:value-type="float">
            <text:p>4.62608943351938E+018</text:p>
          </table:table-cell>
          <table:table-cell office:value-type="float" office:value="35" calcext:value-type="float">
            <text:p>35</text:p>
          </table:table-cell>
          <table:table-cell office:value-type="float" office:value="0.171544271028824" calcext:value-type="float">
            <text:p>0.171544271028824</text:p>
          </table:table-cell>
          <table:table-cell office:value-type="float" office:value="0.00005847359116489" calcext:value-type="float">
            <text:p>5.847359116489E-05</text:p>
          </table:table-cell>
          <table:table-cell office:value-type="float" office:value="0.00004539194822078" calcext:value-type="float">
            <text:p>4.539194822078E-05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7.02329945254507E+018" calcext:value-type="float">
            <text:p>7.02329945254507E+018</text:p>
          </table:table-cell>
          <table:table-cell office:value-type="float" office:value="35" calcext:value-type="float">
            <text:p>35</text:p>
          </table:table-cell>
          <table:table-cell office:value-type="float" office:value="0.171544271028824" calcext:value-type="float">
            <text:p>0.171544271028824</text:p>
          </table:table-cell>
          <table:table-cell office:value-type="float" office:value="0.00005847359116489" calcext:value-type="float">
            <text:p>5.847359116489E-05</text:p>
          </table:table-cell>
          <table:table-cell office:value-type="float" office:value="0.00004539194822078" calcext:value-type="float">
            <text:p>4.539194822078E-05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4.62608943351938E+018" calcext:value-type="float">
            <text:p>4.62608943351938E+018</text:p>
          </table:table-cell>
          <table:table-cell office:value-type="float" office:value="35" calcext:value-type="float">
            <text:p>35</text:p>
          </table:table-cell>
          <table:table-cell office:value-type="float" office:value="0.171544271028824" calcext:value-type="float">
            <text:p>0.171544271028824</text:p>
          </table:table-cell>
          <table:table-cell office:value-type="float" office:value="0.00005847359116489" calcext:value-type="float">
            <text:p>5.847359116489E-05</text:p>
          </table:table-cell>
          <table:table-cell office:value-type="float" office:value="0.00004539194822078" calcext:value-type="float">
            <text:p>4.539194822078E-05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7.02329945254507E+018" calcext:value-type="float">
            <text:p>7.02329945254507E+018</text:p>
          </table:table-cell>
          <table:table-cell office:value-type="float" office:value="35" calcext:value-type="float">
            <text:p>35</text:p>
          </table:table-cell>
          <table:table-cell office:value-type="float" office:value="0.171544271028824" calcext:value-type="float">
            <text:p>0.171544271028824</text:p>
          </table:table-cell>
          <table:table-cell office:value-type="float" office:value="0.00005847359116489" calcext:value-type="float">
            <text:p>5.847359116489E-05</text:p>
          </table:table-cell>
          <table:table-cell office:value-type="float" office:value="0.00004539194822078" calcext:value-type="float">
            <text:p>4.539194822078E-05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7.02329945254507E+018" calcext:value-type="float">
            <text:p>7.02329945254507E+018</text:p>
          </table:table-cell>
          <table:table-cell office:value-type="float" office:value="35" calcext:value-type="float">
            <text:p>35</text:p>
          </table:table-cell>
          <table:table-cell office:value-type="float" office:value="0.171544271028824" calcext:value-type="float">
            <text:p>0.171544271028824</text:p>
          </table:table-cell>
          <table:table-cell office:value-type="float" office:value="0.00005847359116489" calcext:value-type="float">
            <text:p>5.847359116489E-05</text:p>
          </table:table-cell>
          <table:table-cell office:value-type="float" office:value="0.00004539194822078" calcext:value-type="float">
            <text:p>4.539194822078E-05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4.62608943351938E+018" calcext:value-type="float">
            <text:p>4.62608943351938E+018</text:p>
          </table:table-cell>
          <table:table-cell office:value-type="float" office:value="35" calcext:value-type="float">
            <text:p>35</text:p>
          </table:table-cell>
          <table:table-cell office:value-type="float" office:value="0.171544271028824" calcext:value-type="float">
            <text:p>0.171544271028824</text:p>
          </table:table-cell>
          <table:table-cell office:value-type="float" office:value="0.00005847359116489" calcext:value-type="float">
            <text:p>5.847359116489E-05</text:p>
          </table:table-cell>
          <table:table-cell office:value-type="float" office:value="0.00004539194822078" calcext:value-type="float">
            <text:p>4.539194822078E-05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7.02329945254507E+018" calcext:value-type="float">
            <text:p>7.02329945254507E+018</text:p>
          </table:table-cell>
          <table:table-cell office:value-type="float" office:value="35" calcext:value-type="float">
            <text:p>35</text:p>
          </table:table-cell>
          <table:table-cell office:value-type="float" office:value="0.171544271028824" calcext:value-type="float">
            <text:p>0.171544271028824</text:p>
          </table:table-cell>
          <table:table-cell office:value-type="float" office:value="0.00005847359116489" calcext:value-type="float">
            <text:p>5.847359116489E-05</text:p>
          </table:table-cell>
          <table:table-cell office:value-type="float" office:value="0.00004539194822078" calcext:value-type="float">
            <text:p>4.539194822078E-05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4.62608943351938E+018" calcext:value-type="float">
            <text:p>4.62608943351938E+018</text:p>
          </table:table-cell>
          <table:table-cell office:value-type="float" office:value="35" calcext:value-type="float">
            <text:p>35</text:p>
          </table:table-cell>
          <table:table-cell office:value-type="float" office:value="0.171544271028824" calcext:value-type="float">
            <text:p>0.171544271028824</text:p>
          </table:table-cell>
          <table:table-cell office:value-type="float" office:value="0.00005847359116489" calcext:value-type="float">
            <text:p>5.847359116489E-05</text:p>
          </table:table-cell>
          <table:table-cell office:value-type="float" office:value="0.00004539194822078" calcext:value-type="float">
            <text:p>4.539194822078E-05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4.62608943351938E+018" calcext:value-type="float">
            <text:p>4.62608943351938E+018</text:p>
          </table:table-cell>
          <table:table-cell office:value-type="float" office:value="35" calcext:value-type="float">
            <text:p>35</text:p>
          </table:table-cell>
          <table:table-cell office:value-type="float" office:value="0.171544271028824" calcext:value-type="float">
            <text:p>0.171544271028824</text:p>
          </table:table-cell>
          <table:table-cell office:value-type="float" office:value="0.00005847359116489" calcext:value-type="float">
            <text:p>5.847359116489E-05</text:p>
          </table:table-cell>
          <table:table-cell office:value-type="float" office:value="0.00004539194822078" calcext:value-type="float">
            <text:p>4.539194822078E-05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7.02329945254507E+018" calcext:value-type="float">
            <text:p>7.02329945254507E+018</text:p>
          </table:table-cell>
          <table:table-cell office:value-type="float" office:value="35" calcext:value-type="float">
            <text:p>35</text:p>
          </table:table-cell>
          <table:table-cell office:value-type="float" office:value="0.171544271028824" calcext:value-type="float">
            <text:p>0.171544271028824</text:p>
          </table:table-cell>
          <table:table-cell office:value-type="float" office:value="0.00005847359116489" calcext:value-type="float">
            <text:p>5.847359116489E-05</text:p>
          </table:table-cell>
          <table:table-cell office:value-type="float" office:value="0.00004539194822078" calcext:value-type="float">
            <text:p>4.539194822078E-05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7.02329945254507E+018" calcext:value-type="float">
            <text:p>7.02329945254507E+018</text:p>
          </table:table-cell>
          <table:table-cell office:value-type="float" office:value="35" calcext:value-type="float">
            <text:p>35</text:p>
          </table:table-cell>
          <table:table-cell office:value-type="float" office:value="0.171544271028824" calcext:value-type="float">
            <text:p>0.171544271028824</text:p>
          </table:table-cell>
          <table:table-cell office:value-type="float" office:value="0.00005847359116489" calcext:value-type="float">
            <text:p>5.847359116489E-05</text:p>
          </table:table-cell>
          <table:table-cell office:value-type="float" office:value="0.00004539194822078" calcext:value-type="float">
            <text:p>4.539194822078E-05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4.62608943351938E+018" calcext:value-type="float">
            <text:p>4.62608943351938E+018</text:p>
          </table:table-cell>
          <table:table-cell office:value-type="float" office:value="35" calcext:value-type="float">
            <text:p>35</text:p>
          </table:table-cell>
          <table:table-cell office:value-type="float" office:value="0.171544271028824" calcext:value-type="float">
            <text:p>0.171544271028824</text:p>
          </table:table-cell>
          <table:table-cell office:value-type="float" office:value="0.00005847359116489" calcext:value-type="float">
            <text:p>5.847359116489E-05</text:p>
          </table:table-cell>
          <table:table-cell office:value-type="float" office:value="0.00004539194822078" calcext:value-type="float">
            <text:p>4.539194822078E-05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62608943351938E+018" calcext:value-type="float">
            <text:p>4.62608943351938E+018</text:p>
          </table:table-cell>
          <table:table-cell office:value-type="float" office:value="35" calcext:value-type="float">
            <text:p>35</text:p>
          </table:table-cell>
          <table:table-cell office:value-type="float" office:value="0.171544271028824" calcext:value-type="float">
            <text:p>0.171544271028824</text:p>
          </table:table-cell>
          <table:table-cell office:value-type="float" office:value="0.00005847359116489" calcext:value-type="float">
            <text:p>5.847359116489E-05</text:p>
          </table:table-cell>
          <table:table-cell office:value-type="float" office:value="0.00004539194822078" calcext:value-type="float">
            <text:p>4.539194822078E-05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7.02329945254507E+018" calcext:value-type="float">
            <text:p>7.02329945254507E+018</text:p>
          </table:table-cell>
          <table:table-cell office:value-type="float" office:value="35" calcext:value-type="float">
            <text:p>35</text:p>
          </table:table-cell>
          <table:table-cell office:value-type="float" office:value="0.171544271028824" calcext:value-type="float">
            <text:p>0.171544271028824</text:p>
          </table:table-cell>
          <table:table-cell office:value-type="float" office:value="0.00005847359116489" calcext:value-type="float">
            <text:p>5.847359116489E-05</text:p>
          </table:table-cell>
          <table:table-cell office:value-type="float" office:value="0.00004539194822078" calcext:value-type="float">
            <text:p>4.539194822078E-05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4.62608943351938E+018" calcext:value-type="float">
            <text:p>4.62608943351938E+018</text:p>
          </table:table-cell>
          <table:table-cell office:value-type="float" office:value="35" calcext:value-type="float">
            <text:p>35</text:p>
          </table:table-cell>
          <table:table-cell office:value-type="float" office:value="0.171544271028824" calcext:value-type="float">
            <text:p>0.171544271028824</text:p>
          </table:table-cell>
          <table:table-cell office:value-type="float" office:value="0.00005847359116489" calcext:value-type="float">
            <text:p>5.847359116489E-05</text:p>
          </table:table-cell>
          <table:table-cell office:value-type="float" office:value="0.00004539194822078" calcext:value-type="float">
            <text:p>4.539194822078E-05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7.02329945254507E+018" calcext:value-type="float">
            <text:p>7.02329945254507E+018</text:p>
          </table:table-cell>
          <table:table-cell office:value-type="float" office:value="35" calcext:value-type="float">
            <text:p>35</text:p>
          </table:table-cell>
          <table:table-cell office:value-type="float" office:value="0.171544271028824" calcext:value-type="float">
            <text:p>0.171544271028824</text:p>
          </table:table-cell>
          <table:table-cell office:value-type="float" office:value="0.00005847359116489" calcext:value-type="float">
            <text:p>5.847359116489E-05</text:p>
          </table:table-cell>
          <table:table-cell office:value-type="float" office:value="0.00004539194822078" calcext:value-type="float">
            <text:p>4.539194822078E-05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7.02329945254507E+018" calcext:value-type="float">
            <text:p>7.02329945254507E+018</text:p>
          </table:table-cell>
          <table:table-cell office:value-type="float" office:value="35" calcext:value-type="float">
            <text:p>35</text:p>
          </table:table-cell>
          <table:table-cell office:value-type="float" office:value="0.171544271028824" calcext:value-type="float">
            <text:p>0.171544271028824</text:p>
          </table:table-cell>
          <table:table-cell office:value-type="float" office:value="0.00005847359116489" calcext:value-type="float">
            <text:p>5.847359116489E-05</text:p>
          </table:table-cell>
          <table:table-cell office:value-type="float" office:value="0.00004539194822078" calcext:value-type="float">
            <text:p>4.539194822078E-05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.62608943351938E+018" calcext:value-type="float">
            <text:p>4.62608943351938E+018</text:p>
          </table:table-cell>
          <table:table-cell office:value-type="float" office:value="35" calcext:value-type="float">
            <text:p>35</text:p>
          </table:table-cell>
          <table:table-cell office:value-type="float" office:value="0.171544271028824" calcext:value-type="float">
            <text:p>0.171544271028824</text:p>
          </table:table-cell>
          <table:table-cell office:value-type="float" office:value="0.00005847359116489" calcext:value-type="float">
            <text:p>5.847359116489E-05</text:p>
          </table:table-cell>
          <table:table-cell office:value-type="float" office:value="0.00004539194822078" calcext:value-type="float">
            <text:p>4.539194822078E-05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.62608943351938E+018" calcext:value-type="float">
            <text:p>4.62608943351938E+018</text:p>
          </table:table-cell>
          <table:table-cell office:value-type="float" office:value="35" calcext:value-type="float">
            <text:p>35</text:p>
          </table:table-cell>
          <table:table-cell office:value-type="float" office:value="0.171544271028824" calcext:value-type="float">
            <text:p>0.171544271028824</text:p>
          </table:table-cell>
          <table:table-cell office:value-type="float" office:value="0.00005847359116489" calcext:value-type="float">
            <text:p>5.847359116489E-05</text:p>
          </table:table-cell>
          <table:table-cell office:value-type="float" office:value="0.00004539194822078" calcext:value-type="float">
            <text:p>4.539194822078E-05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7.02329945254507E+018" calcext:value-type="float">
            <text:p>7.02329945254507E+018</text:p>
          </table:table-cell>
          <table:table-cell office:value-type="float" office:value="35" calcext:value-type="float">
            <text:p>35</text:p>
          </table:table-cell>
          <table:table-cell office:value-type="float" office:value="0.171544271028824" calcext:value-type="float">
            <text:p>0.171544271028824</text:p>
          </table:table-cell>
          <table:table-cell office:value-type="float" office:value="0.00005847359116489" calcext:value-type="float">
            <text:p>5.847359116489E-05</text:p>
          </table:table-cell>
          <table:table-cell office:value-type="float" office:value="0.00004539194822078" calcext:value-type="float">
            <text:p>4.539194822078E-05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7.02329945254507E+018" calcext:value-type="float">
            <text:p>7.02329945254507E+018</text:p>
          </table:table-cell>
          <table:table-cell office:value-type="float" office:value="35" calcext:value-type="float">
            <text:p>35</text:p>
          </table:table-cell>
          <table:table-cell office:value-type="float" office:value="0.171544271028824" calcext:value-type="float">
            <text:p>0.171544271028824</text:p>
          </table:table-cell>
          <table:table-cell office:value-type="float" office:value="0.00005847359116489" calcext:value-type="float">
            <text:p>5.847359116489E-05</text:p>
          </table:table-cell>
          <table:table-cell office:value-type="float" office:value="0.00004539194822078" calcext:value-type="float">
            <text:p>4.539194822078E-05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4.62608943351938E+018" calcext:value-type="float">
            <text:p>4.62608943351938E+018</text:p>
          </table:table-cell>
          <table:table-cell office:value-type="float" office:value="35" calcext:value-type="float">
            <text:p>35</text:p>
          </table:table-cell>
          <table:table-cell office:value-type="float" office:value="0.171544271028824" calcext:value-type="float">
            <text:p>0.171544271028824</text:p>
          </table:table-cell>
          <table:table-cell office:value-type="float" office:value="0.00005847359116489" calcext:value-type="float">
            <text:p>5.847359116489E-05</text:p>
          </table:table-cell>
          <table:table-cell office:value-type="float" office:value="0.00004539194822078" calcext:value-type="float">
            <text:p>4.539194822078E-05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7.02329945254507E+018" calcext:value-type="float">
            <text:p>7.02329945254507E+018</text:p>
          </table:table-cell>
          <table:table-cell office:value-type="float" office:value="35" calcext:value-type="float">
            <text:p>35</text:p>
          </table:table-cell>
          <table:table-cell office:value-type="float" office:value="0.171544271028824" calcext:value-type="float">
            <text:p>0.171544271028824</text:p>
          </table:table-cell>
          <table:table-cell office:value-type="float" office:value="0.00005847359116489" calcext:value-type="float">
            <text:p>5.847359116489E-05</text:p>
          </table:table-cell>
          <table:table-cell office:value-type="float" office:value="0.00004539194822078" calcext:value-type="float">
            <text:p>4.539194822078E-05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.62608943351938E+018" calcext:value-type="float">
            <text:p>4.62608943351938E+018</text:p>
          </table:table-cell>
          <table:table-cell office:value-type="float" office:value="35" calcext:value-type="float">
            <text:p>35</text:p>
          </table:table-cell>
          <table:table-cell office:value-type="float" office:value="0.171544271028824" calcext:value-type="float">
            <text:p>0.171544271028824</text:p>
          </table:table-cell>
          <table:table-cell office:value-type="float" office:value="0.00005847359116489" calcext:value-type="float">
            <text:p>5.847359116489E-05</text:p>
          </table:table-cell>
          <table:table-cell office:value-type="float" office:value="0.00004539194822078" calcext:value-type="float">
            <text:p>4.539194822078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5T11:09:47.299142553</meta:creation-date>
    <dc:date>2026-01-15T11:10:58.621720214</dc:date>
    <meta:editing-duration>PT1M11S</meta:editing-duration>
    <meta:editing-cycles>1</meta:editing-cycles>
    <meta:document-statistic meta:table-count="1" meta:cell-count="341" meta:object-count="0"/>
    <meta:generator>LibreOffice/7.3.7.2$Linux_X86_64 LibreOffice_project/30$Build-2</meta:generator>
  </office:meta>
</office:document-meta>
</file>